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cm" table:align="center" fo:keep-with-next="always"/>
    </style:style>
    <style:style style:name="Table1.A" style:family="table-column">
      <style:table-column-properties style:column-width="15cm"/>
    </style:style>
    <style:style style:name="Table1.A1" style:family="table-cell">
      <style:table-cell-properties fo:background-color="transparent" fo:padding="0.097cm" fo:border="0.002cm solid #666666">
        <style:background-image/>
      </style:table-cell-properties>
    </style:style>
    <style:style style:name="Table2" style:family="table">
      <style:table-properties style:width="15cm" fo:break-before="page" table:align="center"/>
    </style:style>
    <style:style style:name="Table2.A" style:family="table-column">
      <style:table-column-properties style:column-width="15cm"/>
    </style:style>
    <style:style style:name="Table2.A1" style:family="table-cell">
      <style:table-cell-properties fo:padding="0.097cm" fo:border-left="0.002cm solid #666666" fo:border-right="0.002cm solid #666666" fo:border-top="0.002cm solid #666666" fo:border-bottom="none"/>
    </style:style>
    <style:style style:name="Table3" style:family="table">
      <style:table-properties style:width="15cm" fo:break-before="page" table:align="center" fo:keep-with-next="always"/>
    </style:style>
    <style:style style:name="Table3.A" style:family="table-column">
      <style:table-column-properties style:column-width="15cm"/>
    </style:style>
    <style:style style:name="Table3.A1" style:family="table-cell">
      <style:table-cell-properties fo:padding="0.097cm" fo:border-left="0.002cm solid #666666" fo:border-right="0.002cm solid #666666" fo:border-top="none" fo:border-bottom="0.002cm solid #666666"/>
    </style:style>
    <style:style style:name="Table6" style:family="table">
      <style:table-properties style:width="15cm" table:align="center" fo:keep-with-next="always"/>
    </style:style>
    <style:style style:name="Table6.A" style:family="table-column">
      <style:table-column-properties style:column-width="15cm"/>
    </style:style>
    <style:style style:name="Table6.A1" style:family="table-cell">
      <style:table-cell-properties fo:padding="0.097cm" fo:border="0.002cm solid #666666"/>
    </style:style>
    <style:style style:name="P1" style:family="paragraph" style:parent-style-name="Standard">
      <style:paragraph-properties fo:margin-top="0cm" fo:margin-bottom="0cm" fo:text-align="start" style:justify-single-word="fals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fo:margin-top="0cm" fo:margin-bottom="0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2.841cm"/>
          <style:tab-stop style:position="13.829cm"/>
          <style:tab-stop style:position="14.817cm"/>
          <style:tab-stop style:position="15.804cm"/>
          <style:tab-stop style:position="16.792cm"/>
          <style:tab-stop style:position="17.78cm"/>
          <style:tab-stop style:position="18.768cm"/>
          <style:tab-stop style:position="19.756cm"/>
          <style:tab-stop style:position="20.743cm"/>
          <style:tab-stop style:position="21.731cm"/>
          <style:tab-stop style:position="22.719cm"/>
          <style:tab-stop style:position="23.707cm"/>
          <style:tab-stop style:position="24.694cm"/>
          <style:tab-stop style:position="25.682cm"/>
          <style:tab-stop style:position="26.67cm"/>
          <style:tab-stop style:position="27.658cm"/>
          <style:tab-stop style:position="28.646cm"/>
          <style:tab-stop style:position="29.633cm"/>
          <style:tab-stop style:position="30.621cm"/>
          <style:tab-stop style:position="31.609cm"/>
          <style:tab-stop style:position="32.597cm"/>
          <style:tab-stop style:position="33.584cm"/>
          <style:tab-stop style:position="34.572cm"/>
          <style:tab-stop style:position="35.56cm"/>
          <style:tab-stop style:position="36.548cm"/>
          <style:tab-stop style:position="37.536cm"/>
          <style:tab-stop style:position="38.523cm"/>
          <style:tab-stop style:position="39.511cm"/>
          <style:tab-stop style:position="40.499cm"/>
          <style:tab-stop style:position="41.487cm"/>
          <style:tab-stop style:position="42.474cm"/>
          <style:tab-stop style:position="43.462cm"/>
          <style:tab-stop style:position="44.45cm"/>
          <style:tab-stop style:position="45.438cm"/>
          <style:tab-stop style:position="46.426cm"/>
          <style:tab-stop style:position="47.413cm"/>
          <style:tab-stop style:position="48.401cm"/>
          <style:tab-stop style:position="49.389cm"/>
          <style:tab-stop style:position="50.377cm"/>
          <style:tab-stop style:position="51.364cm"/>
          <style:tab-stop style:position="52.352cm"/>
          <style:tab-stop style:position="53.34cm"/>
          <style:tab-stop style:position="54.328cm"/>
          <style:tab-stop style:position="55.316cm"/>
          <style:tab-stop style:position="56.303cm"/>
          <style:tab-stop style:position="57.291cm"/>
          <style:tab-stop style:position="58.279cm"/>
          <style:tab-stop style:position="59.267cm"/>
          <style:tab-stop style:position="60.254cm"/>
          <style:tab-stop style:position="61.242cm"/>
          <style:tab-stop style:position="62.23cm"/>
          <style:tab-stop style:position="63.218cm"/>
          <style:tab-stop style:position="64.206cm"/>
          <style:tab-stop style:position="65.193cm"/>
          <style:tab-stop style:position="66.181cm"/>
          <style:tab-stop style:position="67.169cm"/>
          <style:tab-stop style:position="68.157cm"/>
          <style:tab-stop style:position="69.144cm"/>
          <style:tab-stop style:position="70.132cm"/>
          <style:tab-stop style:position="71.12cm"/>
          <style:tab-stop style:position="72.108cm"/>
          <style:tab-stop style:position="73.096cm"/>
          <style:tab-stop style:position="74.083cm"/>
          <style:tab-stop style:position="75.071cm"/>
          <style:tab-stop style:position="76.059cm"/>
          <style:tab-stop style:position="77.047cm"/>
          <style:tab-stop style:position="78.034cm"/>
          <style:tab-stop style:position="79.022cm"/>
          <style:tab-stop style:position="80.01cm"/>
          <style:tab-stop style:position="80.998cm"/>
          <style:tab-stop style:position="81.986cm"/>
          <style:tab-stop style:position="82.973cm"/>
          <style:tab-stop style:position="83.961cm"/>
          <style:tab-stop style:position="84.949cm"/>
          <style:tab-stop style:position="85.937cm"/>
          <style:tab-stop style:position="86.924cm"/>
          <style:tab-stop style:position="87.912cm"/>
          <style:tab-stop style:position="88.9cm"/>
          <style:tab-stop style:position="89.888cm"/>
          <style:tab-stop style:position="90.876cm"/>
          <style:tab-stop style:position="91.863cm"/>
          <style:tab-stop style:position="92.851cm"/>
          <style:tab-stop style:position="93.839cm"/>
          <style:tab-stop style:position="94.827cm"/>
          <style:tab-stop style:position="95.814cm"/>
          <style:tab-stop style:position="96.802cm"/>
          <style:tab-stop style:position="97.79cm"/>
          <style:tab-stop style:position="98.778cm"/>
        </style:tab-stops>
      </style:paragraph-properties>
      <style:text-properties fo:font-size="6pt" style:font-size-asian="6pt" style:font-size-complex="6pt"/>
    </style:style>
    <style:style style:name="P3" style:family="paragraph" style:parent-style-name="Standard">
      <style:paragraph-properties fo:margin-top="0cm" fo:margin-bottom="0cm" fo:text-align="start" style:justify-single-word="false"/>
      <style:text-properties fo:font-size="6pt" style:font-size-asian="6pt" style:font-name-complex="Tahoma1" style:font-size-complex="6pt"/>
    </style:style>
    <style:style style:name="P4" style:family="paragraph" style:parent-style-name="Code">
      <style:paragraph-properties fo:margin-left="0cm" fo:margin-right="1.002cm" fo:margin-top="0cm" fo:margin-bottom="0cm" fo:text-align="end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Code">
      <style:paragraph-properties fo:margin-left="0cm" fo:margin-right="1.002cm" fo:margin-top="0cm" fo:margin-bottom="0cm" fo:text-align="end" style:justify-single-word="false" fo:text-indent="0cm" style:auto-text-indent="fals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left="0cm" fo:margin-right="1.002cm" fo:margin-top="0cm" fo:margin-bottom="0cm" fo:text-align="start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2.841cm"/>
          <style:tab-stop style:position="13.829cm"/>
          <style:tab-stop style:position="14.817cm"/>
          <style:tab-stop style:position="15.804cm"/>
          <style:tab-stop style:position="16.792cm"/>
          <style:tab-stop style:position="17.78cm"/>
          <style:tab-stop style:position="18.768cm"/>
          <style:tab-stop style:position="19.756cm"/>
          <style:tab-stop style:position="20.743cm"/>
          <style:tab-stop style:position="21.731cm"/>
          <style:tab-stop style:position="22.719cm"/>
          <style:tab-stop style:position="23.707cm"/>
          <style:tab-stop style:position="24.694cm"/>
          <style:tab-stop style:position="25.682cm"/>
          <style:tab-stop style:position="26.67cm"/>
          <style:tab-stop style:position="27.658cm"/>
          <style:tab-stop style:position="28.646cm"/>
          <style:tab-stop style:position="29.633cm"/>
          <style:tab-stop style:position="30.621cm"/>
          <style:tab-stop style:position="31.609cm"/>
          <style:tab-stop style:position="32.597cm"/>
          <style:tab-stop style:position="33.584cm"/>
          <style:tab-stop style:position="34.572cm"/>
          <style:tab-stop style:position="35.56cm"/>
          <style:tab-stop style:position="36.548cm"/>
          <style:tab-stop style:position="37.536cm"/>
          <style:tab-stop style:position="38.523cm"/>
          <style:tab-stop style:position="39.511cm"/>
          <style:tab-stop style:position="40.499cm"/>
          <style:tab-stop style:position="41.487cm"/>
          <style:tab-stop style:position="42.474cm"/>
          <style:tab-stop style:position="43.462cm"/>
          <style:tab-stop style:position="44.45cm"/>
          <style:tab-stop style:position="45.438cm"/>
          <style:tab-stop style:position="46.426cm"/>
          <style:tab-stop style:position="47.413cm"/>
          <style:tab-stop style:position="48.401cm"/>
          <style:tab-stop style:position="49.389cm"/>
          <style:tab-stop style:position="50.377cm"/>
          <style:tab-stop style:position="51.364cm"/>
          <style:tab-stop style:position="52.352cm"/>
          <style:tab-stop style:position="53.34cm"/>
          <style:tab-stop style:position="54.328cm"/>
          <style:tab-stop style:position="55.316cm"/>
          <style:tab-stop style:position="56.303cm"/>
          <style:tab-stop style:position="57.291cm"/>
          <style:tab-stop style:position="58.279cm"/>
          <style:tab-stop style:position="59.267cm"/>
          <style:tab-stop style:position="60.254cm"/>
          <style:tab-stop style:position="61.242cm"/>
          <style:tab-stop style:position="62.23cm"/>
          <style:tab-stop style:position="63.218cm"/>
          <style:tab-stop style:position="64.206cm"/>
          <style:tab-stop style:position="65.193cm"/>
          <style:tab-stop style:position="66.181cm"/>
          <style:tab-stop style:position="67.169cm"/>
          <style:tab-stop style:position="68.157cm"/>
          <style:tab-stop style:position="69.144cm"/>
          <style:tab-stop style:position="70.132cm"/>
          <style:tab-stop style:position="71.12cm"/>
          <style:tab-stop style:position="72.108cm"/>
          <style:tab-stop style:position="73.096cm"/>
          <style:tab-stop style:position="74.083cm"/>
          <style:tab-stop style:position="75.071cm"/>
          <style:tab-stop style:position="76.059cm"/>
          <style:tab-stop style:position="77.047cm"/>
          <style:tab-stop style:position="78.034cm"/>
          <style:tab-stop style:position="79.022cm"/>
          <style:tab-stop style:position="80.01cm"/>
          <style:tab-stop style:position="80.998cm"/>
          <style:tab-stop style:position="81.986cm"/>
          <style:tab-stop style:position="82.973cm"/>
          <style:tab-stop style:position="83.961cm"/>
          <style:tab-stop style:position="84.949cm"/>
          <style:tab-stop style:position="85.937cm"/>
          <style:tab-stop style:position="86.924cm"/>
          <style:tab-stop style:position="87.912cm"/>
          <style:tab-stop style:position="88.9cm"/>
          <style:tab-stop style:position="89.888cm"/>
          <style:tab-stop style:position="90.876cm"/>
          <style:tab-stop style:position="91.863cm"/>
          <style:tab-stop style:position="92.851cm"/>
          <style:tab-stop style:position="93.839cm"/>
          <style:tab-stop style:position="94.827cm"/>
          <style:tab-stop style:position="95.814cm"/>
          <style:tab-stop style:position="96.802cm"/>
          <style:tab-stop style:position="97.79cm"/>
          <style:tab-stop style:position="98.778cm"/>
        </style:tab-stops>
      </style:paragraph-properties>
      <style:text-properties fo:font-size="6pt" style:font-size-asian="6pt" style:font-size-complex="6pt"/>
    </style:style>
    <style:style style:name="P7" style:family="paragraph" style:parent-style-name="Code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8" style:family="paragraph" style:parent-style-name="Table_20_Contents">
      <style:paragraph-properties fo:margin-left="0.392cm" fo:margin-right="-0.004cm" fo:margin-top="0cm" fo:margin-bottom="0cm" fo:text-align="justify" style:justify-single-word="false" fo:text-indent="-0.349cm" style:auto-text-indent="false">
        <style:tab-stops/>
      </style:paragraph-properties>
      <style:text-properties style:font-name="Monaco" fo:font-size="6pt" style:font-size-asian="6pt" style:font-size-complex="6pt"/>
    </style:style>
    <style:style style:name="P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color="#a61700" style:font-name="Monaco" style:font-name-asian="Monaco" style:font-name-complex="Monaco"/>
    </style:style>
    <style:style style:name="T2" style:family="text">
      <style:text-properties fo:color="#000000" style:font-name="Monaco" style:font-name-asian="Monaco" style:font-name-complex="Monaco"/>
    </style:style>
    <style:style style:name="T3" style:family="text">
      <style:text-properties fo:color="#337a87" style:font-name="Monaco" style:font-name-asian="Monaco" style:font-name-complex="Monaco"/>
    </style:style>
    <style:style style:name="T4" style:family="text">
      <style:text-properties fo:color="#8012b3" style:font-name="Monaco" style:font-name-asian="Monaco" style:font-name-complex="Monaco"/>
    </style:style>
    <style:style style:name="T5" style:family="text">
      <style:text-properties fo:color="#236e25" style:font-name="Monaco" style:font-name-asian="Monaco" style:font-name-complex="Monac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ode"/>
        <text:sequence-decl text:display-outline-level="0" text:name="Graph"/>
      </text:sequence-decls>
      <text:p text:style-name="P9">APPENDIX C: Persistence Examples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&lt;?xml</text:span><text:span text:style-name="T2"> </text:span><text:span text:style-name="T3">version</text:span><text:span text:style-name="T2">=</text:span><text:span text:style-name="T4">"1.0"</text:span><text:span text:style-name="T2"> </text:span><text:span text:style-name="T3">encoding</text:span><text:span text:style-name="T2">=</text:span><text:span text:style-name="T4">"UTF-8"</text:span><text:span text:style-name="T2">?</text:span><text:span text:style-name="T1">&gt;</text:span></text:p>
            <text:p text:style-name="P2"><text:span text:style-name="T1">&lt;</text:span><text:span text:style-name="T2">networkml xmlns=</text:span><text:span text:style-name="T4">"http://morphml.org/networkml/schema"</text:span></text:p>
            <text:p text:style-name="P2"><text:span text:style-name="T2"><text:s text:c="2"/>xmlns:xsi=</text:span><text:span text:style-name="T4">"http://www.w3.org/2001/XMLSchema-instance"</text:span></text:p>
            <text:p text:style-name="P2"><text:span text:style-name="T2"><text:s text:c="2"/>xmlns:meta=</text:span><text:span text:style-name="T4">"http://morphml.org/metadata/schema"</text:span></text:p>
            <text:p text:style-name="P2"><text:span text:style-name="T2"><text:s text:c="2"/>xsi:schemaLocation=</text:span><text:span text:style-name="T4">"http://morphml.org/networkml/schema/Schemata/v1.7.3/Level3/NetworkML_v1.7.3.xsd"</text:span></text:p>
            <text:p text:style-name="P2"><text:span text:style-name="T2"><text:s text:c="2"/>lengthUnits=</text:span><text:span text:style-name="T4">"micron"</text:span><text:span text:style-name="T1">&gt;</text:span></text:p>
            <text:p text:style-name="P2"><text:span text:style-name="T2"><text:s text:c="2"/></text:span><text:span text:style-name="T1">&lt;</text:span><text:span text:style-name="T2">meta:notes</text:span><text:span text:style-name="T1">&gt;</text:span><text:span text:style-name="T2">Produced by ANNE: the Artifical Neural Network Editor</text:span><text:span text:style-name="T1">&lt;/</text:span><text:span text:style-name="T2">meta:notes</text:span><text:span text:style-name="T1">&gt;</text:span></text:p>
            <text:p text:style-name="P2"><text:span text:style-name="T2"><text:s text:c="2"/></text:span><text:span text:style-name="T1">&lt;</text:span><text:span text:style-name="T2">populations</text:span><text:span text:style-name="T1">&gt;</text:span></text:p>
            <text:p text:style-name="P2"><text:span text:style-name="T2"><text:s text:c="4"/></text:span><text:span text:style-name="T1">&lt;</text:span><text:span text:style-name="T2">population name=</text:span><text:span text:style-name="T4">"14"</text:span><text:span text:style-name="T1">&gt;</text:span></text:p>
            <text:p text:style-name="P2"><text:span text:style-name="T2"><text:s text:c="6"/></text:span><text:span text:style-name="T1">&lt;</text:span><text:span text:style-name="T2">instances size=</text:span><text:span text:style-name="T4">"2"</text:span><text:span text:style-name="T1">&gt;</text:span></text:p>
            <text:p text:style-name="P2"><text:span text:style-name="T2"><text:s text:c="8"/></text:span><text:span text:style-name="T1">&lt;</text:span><text:span text:style-name="T2">instance id=</text:span><text:span text:style-name="T4">"16"</text:span><text:span text:style-name="T1">&gt;</text:span></text:p>
            <text:p text:style-name="P2"><text:span text:style-name="T2"><text:s text:c="10"/></text:span><text:span text:style-name="T1">&lt;</text:span><text:span text:style-name="T2">meta:properties</text:span><text:span text:style-name="T1">&gt;</text:span></text:p>
            <text:p text:style-name="P2"><text:span text:style-name="T2"><text:s text:c="12"/></text:span><text:span text:style-name="T1">&lt;</text:span><text:span text:style-name="T2">meta:property tag=</text:span><text:span text:style-name="T4">"instance_type"</text:span><text:span text:style-name="T2"> value=</text:span><text:span text:style-name="T4">"uk.ac.ic.doc.neuralnets.graph.neural.SpikingNeurone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postSpikeReset"</text:span><text:span text:style-name="T2"> value=</text:span><text:span text:style-name="T4">"-56.17718294810968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z"</text:span><text:span text:style-name="T2"> value=</text:span><text:span text:style-name="T4">"0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recoverySensitivity"</text:span><text:span text:style-name="T2"> value=</text:span><text:span text:style-name="T4">"0.2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recoveryScale"</text:span><text:span text:style-name="T2"> value=</text:span><text:span text:style-name="T4">"0.02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x"</text:span><text:span text:style-name="T2"> value=</text:span><text:span text:style-name="T4">"73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trigger"</text:span><text:span text:style-name="T2"> value=</text:span><text:span text:style-name="T4">"30.0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charge"</text:span><text:span text:style-name="T2"> value=</text:span><text:span text:style-name="T4">"-65.0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y"</text:span><text:span text:style-name="T2"> value=</text:span><text:span text:style-name="T4">"26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pSRRecovery"</text:span><text:span text:style-name="T2"> value=</text:span><text:span text:style-name="T4">"4.0027868923975625"</text:span><text:span text:style-name="T2"> </text:span><text:span text:style-name="T1">/&gt;</text:span></text:p>
            <text:p text:style-name="P2"><text:span text:style-name="T2"><text:s text:c="10"/></text:span><text:span text:style-name="T1">&lt;/</text:span><text:span text:style-name="T2">meta:properties</text:span><text:span text:style-name="T1">&gt;</text:span></text:p>
            <text:p text:style-name="P2"><text:span text:style-name="T2"><text:s text:c="10"/></text:span><text:span text:style-name="T1">&lt;</text:span><text:span text:style-name="T2">location x=</text:span><text:span text:style-name="T4">"73"</text:span><text:span text:style-name="T2"> y=</text:span><text:span text:style-name="T4">"26"</text:span><text:span text:style-name="T2"> z=</text:span><text:span text:style-name="T4">"0"</text:span><text:span text:style-name="T2"> </text:span><text:span text:style-name="T1">/&gt;</text:span></text:p>
            <text:p text:style-name="P2"><text:span text:style-name="T2"><text:s text:c="8"/></text:span><text:span text:style-name="T1">&lt;/</text:span><text:span text:style-name="T2">instance</text:span><text:span text:style-name="T1">&gt;</text:span></text:p>
            <text:p text:style-name="P2"><text:span text:style-name="T2"><text:s text:c="8"/></text:span><text:span text:style-name="T1">&lt;</text:span><text:span text:style-name="T2">instance id=</text:span><text:span text:style-name="T4">"15"</text:span><text:span text:style-name="T1">&gt;</text:span></text:p>
            <text:p text:style-name="P2"><text:span text:style-name="T2"><text:s text:c="10"/></text:span><text:span text:style-name="T1">&lt;</text:span><text:span text:style-name="T2">meta:properties</text:span><text:span text:style-name="T1">&gt;</text:span></text:p>
            <text:p text:style-name="P2"><text:span text:style-name="T2"><text:s text:c="12"/></text:span><text:span text:style-name="T1">&lt;</text:span><text:span text:style-name="T2">meta:property tag=</text:span><text:span text:style-name="T4">"instance_type"</text:span><text:span text:style-name="T2"> value=</text:span><text:span text:style-name="T4">"uk.ac.ic.doc.neuralnets.graph.neural.SpikingNeurone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postSpikeReset"</text:span><text:span text:style-name="T2"> value=</text:span><text:span text:style-name="T4">"-58.618716832163614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z"</text:span><text:span text:style-name="T2"> value=</text:span><text:span text:style-name="T4">"0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recoverySensitivity"</text:span><text:span text:style-name="T2"> value=</text:span><text:span text:style-name="T4">"0.2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recoveryScale"</text:span><text:span text:style-name="T2"> value=</text:span><text:span text:style-name="T4">"0.02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x"</text:span><text:span text:style-name="T2"> value=</text:span><text:span text:style-name="T4">"456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trigger"</text:span><text:span text:style-name="T2"> value=</text:span><text:span text:style-name="T4">"30.0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charge"</text:span><text:span text:style-name="T2"> value=</text:span><text:span text:style-name="T4">"-65.0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y"</text:span><text:span text:style-name="T2"> value=</text:span><text:span text:style-name="T4">"292"</text:span><text:span text:style-name="T2"> </text:span><text:span text:style-name="T1">/&gt;</text:span></text:p>
            <text:p text:style-name="P2"><text:span text:style-name="T2"><text:s text:c="12"/></text:span><text:span text:style-name="T1">&lt;</text:span><text:span text:style-name="T2">meta:property tag=</text:span><text:span text:style-name="T4">"pSRRecovery"</text:span><text:span text:style-name="T2"> value=</text:span><text:span text:style-name="T4">"4.551832219630733"</text:span><text:span text:style-name="T2"> </text:span><text:span text:style-name="T1">/&gt;</text:span></text:p>
            <text:p text:style-name="P2"><text:span text:style-name="T2"><text:s text:c="10"/></text:span><text:span text:style-name="T1">&lt;/</text:span><text:span text:style-name="T2">meta:properties</text:span><text:span text:style-name="T1">&gt;</text:span></text:p>
            <text:p text:style-name="P2"><text:span text:style-name="T2"><text:s text:c="10"/></text:span><text:span text:style-name="T1">&lt;</text:span><text:span text:style-name="T2">location x=</text:span><text:span text:style-name="T4">"456"</text:span><text:span text:style-name="T2"> y=</text:span><text:span text:style-name="T4">"292"</text:span><text:span text:style-name="T2"> z=</text:span><text:span text:style-name="T4">"0"</text:span><text:span text:style-name="T2"> </text:span><text:span text:style-name="T1">/&gt;</text:span></text:p>
            <text:p text:style-name="P2"><text:span text:style-name="T2"><text:s text:c="8"/></text:span><text:span text:style-name="T1">&lt;/</text:span><text:span text:style-name="T2">instance</text:span><text:span text:style-name="T1">&gt;</text:span></text:p>
            <text:p text:style-name="P2"><text:span text:style-name="T2"><text:s text:c="6"/></text:span><text:span text:style-name="T1">&lt;/</text:span><text:span text:style-name="T2">instances</text:span><text:span text:style-name="T1">&gt;</text:span></text:p>
            <text:p text:style-name="P2"><text:span text:style-name="T2"><text:s text:c="4"/></text:span><text:span text:style-name="T1">&lt;/</text:span><text:span text:style-name="T2">population</text:span><text:span text:style-name="T1">&gt;</text:span></text:p>
            <text:p text:style-name="P2"><text:span text:style-name="T2"><text:s text:c="2"/></text:span><text:span text:style-name="T1">&lt;/</text:span><text:span text:style-name="T2">populations</text:span><text:span text:style-name="T1">&gt;</text:span></text:p>
            <text:p text:style-name="P2"><text:span text:style-name="T2"><text:s text:c="2"/></text:span><text:span text:style-name="T1">&lt;</text:span><text:span text:style-name="T2">projections units=</text:span><text:span text:style-name="T4">"Physiological Units"</text:span><text:span text:style-name="T1">&gt;</text:span></text:p>
            <text:p text:style-name="P2"><text:span text:style-name="T2"><text:s text:c="4"/></text:span><text:span text:style-name="T1">&lt;</text:span><text:span text:style-name="T2">projection name=</text:span><text:span text:style-name="T4">"Network-Synapses"</text:span><text:span text:style-name="T2"> source=</text:span><text:span text:style-name="T4">"14"</text:span><text:span text:style-name="T2"> target=</text:span><text:span text:style-name="T4">"14"</text:span><text:span text:style-name="T1">&gt;</text:span></text:p>
            <text:p text:style-name="P2"><text:span text:style-name="T2"><text:s text:c="6"/></text:span><text:span text:style-name="T1">&lt;</text:span><text:span text:style-name="T2">synapse_props synapse_type=</text:span><text:span text:style-name="T4">"uk.ac.ic.doc.neuralnets.graph.neural.Synapse"</text:span><text:span text:style-name="T2"> </text:span><text:span text:style-name="T1">/&gt;</text:span></text:p>
            <text:p text:style-name="P2"><text:span text:style-name="T2"><text:s text:c="6"/></text:span><text:span text:style-name="T1">&lt;</text:span><text:span text:style-name="T2">connections size=</text:span><text:span text:style-name="T4">"4"</text:span><text:span text:style-name="T1">&gt;</text:span></text:p>
            <text:p text:style-name="P2"><text:span text:style-name="T2"><text:s text:c="8"/></text:span><text:span text:style-name="T1">&lt;</text:span><text:span text:style-name="T2">connection id=</text:span><text:span text:style-name="T4">"17"</text:span><text:span text:style-name="T2"> pre_cell_id=</text:span><text:span text:style-name="T4">"16"</text:span><text:span text:style-name="T2"> post_cell_id=</text:span><text:span text:style-name="T4">"16"</text:span><text:span text:style-name="T1">&gt;</text:span></text:p>
            <text:p text:style-name="P2"><text:span text:style-name="T2"><text:s text:c="10"/></text:span><text:span text:style-name="T1">&lt;</text:span><text:span text:style-name="T2">properties weight=</text:span><text:span text:style-name="T4">"0.8604082982707334"</text:span><text:span text:style-name="T1">&gt;</text:span></text:p>
            <text:p text:style-name="P2"><text:span text:style-name="T2"><text:s text:c="12"/></text:span><text:span text:style-name="T1">&lt;</text:span><text:span text:style-name="T2">meta:properties</text:span><text:span text:style-name="T1">&gt;</text:span></text:p>
            <text:p text:style-name="P2"><text:span text:style-name="T2"><text:s text:c="14"/></text:span><text:span text:style-name="T1">&lt;</text:span><text:span text:style-name="T2">meta:property tag=</text:span><text:span text:style-name="T4">"instance_type"</text:span><text:span text:style-name="T2"> value=</text:span><text:span text:style-name="T4">"uk.ac.ic.doc.neuralnets.graph.neural.Synapse"</text:span><text:span text:style-name="T2"> </text:span><text:span text:style-name="T1">/&gt;</text:span></text:p>
            <text:p text:style-name="P2"><text:span text:style-name="T2"><text:s text:c="12"/></text:span><text:span text:style-name="T1">&lt;/</text:span><text:span text:style-name="T2">meta:properties</text:span><text:span text:style-name="T1">&gt;</text:span></text:p>
            <text:p text:style-name="P2"><text:span text:style-name="T2"><text:s text:c="10"/></text:span><text:span text:style-name="T1">&lt;/</text:span><text:span text:style-name="T2">properties</text:span><text:span text:style-name="T1">&gt;</text:span></text:p>
            <text:p text:style-name="P2"><text:span text:style-name="T2"><text:s text:c="8"/></text:span><text:span text:style-name="T1">&lt;/</text:span><text:span text:style-name="T2">connection</text:span><text:span text:style-name="T1">&gt;</text:span></text:p>
            <text:p text:style-name="P2"><text:span text:style-name="T2"><text:s text:c="8"/></text:span><text:span text:style-name="T1">&lt;</text:span><text:span text:style-name="T2">connection id=</text:span><text:span text:style-name="T4">"20"</text:span><text:span text:style-name="T2"> pre_cell_id=</text:span><text:span text:style-name="T4">"15"</text:span><text:span text:style-name="T2"> post_cell_id=</text:span><text:span text:style-name="T4">"15"</text:span><text:span text:style-name="T1">&gt;</text:span></text:p>
            <text:p text:style-name="P2"><text:span text:style-name="T2"><text:s text:c="10"/></text:span><text:span text:style-name="T1">&lt;</text:span><text:span text:style-name="T2">properties weight=</text:span><text:span text:style-name="T4">"0.5024901465406223"</text:span><text:span text:style-name="T1">&gt;</text:span></text:p>
            <text:p text:style-name="P2"><text:span text:style-name="T2"><text:s text:c="12"/></text:span><text:span text:style-name="T1">&lt;</text:span><text:span text:style-name="T2">meta:properties</text:span><text:span text:style-name="T1">&gt;</text:span></text:p>
            <text:p text:style-name="P2"><text:span text:style-name="T2"><text:s text:c="14"/></text:span><text:span text:style-name="T1">&lt;</text:span><text:span text:style-name="T2">meta:property tag=</text:span><text:span text:style-name="T4">"instance_type"</text:span><text:span text:style-name="T2"> value=</text:span><text:span text:style-name="T4">"uk.ac.ic.doc.neuralnets.graph.neural.Synapse"</text:span><text:span text:style-name="T2"> </text:span><text:span text:style-name="T1">/&gt;</text:span></text:p>
            <text:p text:style-name="P2"><text:span text:style-name="T2"><text:s text:c="12"/></text:span><text:span text:style-name="T1">&lt;/</text:span><text:span text:style-name="T2">meta:properties</text:span><text:span text:style-name="T1">&gt;</text:span></text:p>
            <text:p text:style-name="P2"><text:span text:style-name="T2"><text:s text:c="10"/></text:span><text:span text:style-name="T1">&lt;/</text:span><text:span text:style-name="T2">properties</text:span><text:span text:style-name="T1">&gt;</text:span></text:p>
            <text:p text:style-name="P2"><text:span text:style-name="T2"><text:s text:c="8"/></text:span><text:span text:style-name="T1">&lt;/</text:span><text:span text:style-name="T2">connection</text:span><text:span text:style-name="T1">&gt;</text:span></text:p>
            <text:p text:style-name="P2"><text:span text:style-name="T2"><text:s text:c="8"/></text:span><text:span text:style-name="T1">&lt;</text:span><text:span text:style-name="T2">connection id=</text:span><text:span text:style-name="T4">"18"</text:span><text:span text:style-name="T2"> pre_cell_id=</text:span><text:span text:style-name="T4">"16"</text:span><text:span text:style-name="T2"> post_cell_id=</text:span><text:span text:style-name="T4">"15"</text:span><text:span text:style-name="T1">&gt;</text:span></text:p>
            <text:p text:style-name="P2"><text:span text:style-name="T2"><text:s text:c="10"/></text:span><text:span text:style-name="T1">&lt;</text:span><text:span text:style-name="T2">properties weight=</text:span><text:span text:style-name="T4">"0.270062017417825"</text:span><text:span text:style-name="T1">&gt;</text:span></text:p>
            <text:p text:style-name="P2"><text:span text:style-name="T2"><text:s text:c="12"/></text:span><text:span text:style-name="T1">&lt;</text:span><text:span text:style-name="T2">meta:properties</text:span><text:span text:style-name="T1">&gt;</text:span></text:p>
            <text:p text:style-name="P2"><text:span text:style-name="T2"><text:s text:c="14"/></text:span><text:span text:style-name="T1">&lt;</text:span><text:span text:style-name="T2">meta:property tag=</text:span><text:span text:style-name="T4">"instance_type" </text:span><text:span text:style-name="T2">value=</text:span><text:span text:style-name="T4">"uk.ac.ic.doc.neuralnets.graph.neural.Synapse"</text:span><text:span text:style-name="T2"> </text:span><text:span text:style-name="T1">/&gt;</text:span></text:p>
            <text:p text:style-name="P2"><text:span text:style-name="T2"><text:s text:c="12"/></text:span><text:span text:style-name="T1">&lt;/</text:span><text:span text:style-name="T2">meta:properties</text:span><text:span text:style-name="T1">&gt;</text:span></text:p>
            <text:p text:style-name="P2"><text:span text:style-name="T2"><text:s text:c="10"/></text:span><text:span text:style-name="T1">&lt;/</text:span><text:span text:style-name="T2">properties</text:span><text:span text:style-name="T1">&gt;</text:span></text:p>
            <text:p text:style-name="P2"><text:span text:style-name="T2"><text:s text:c="8"/></text:span><text:span text:style-name="T1">&lt;/</text:span><text:span text:style-name="T2">connection</text:span><text:span text:style-name="T1">&gt;</text:span></text:p>
            <text:p text:style-name="P2"><text:span text:style-name="T2"><text:s text:c="8"/></text:span><text:span text:style-name="T1">&lt;</text:span><text:span text:style-name="T2">connection id=</text:span><text:span text:style-name="T4">"19"</text:span><text:span text:style-name="T2"> pre_cell_id=</text:span><text:span text:style-name="T4">"15"</text:span><text:span text:style-name="T2"> post_cell_id=</text:span><text:span text:style-name="T4">"16"</text:span><text:span text:style-name="T1">&gt;</text:span></text:p>
            <text:p text:style-name="P2"><text:span text:style-name="T2"><text:s text:c="10"/></text:span><text:span text:style-name="T1">&lt;</text:span><text:span text:style-name="T2">properties weight=</text:span><text:span text:style-name="T4">"0.13243622803794775"</text:span><text:span text:style-name="T1">&gt;</text:span></text:p>
            <text:p text:style-name="P2"><text:span text:style-name="T2"><text:s text:c="12"/></text:span><text:span text:style-name="T1">&lt;</text:span><text:span text:style-name="T2">meta:properties</text:span><text:span text:style-name="T1">&gt;</text:span></text:p>
            <text:p text:style-name="P2"><text:span text:style-name="T2"><text:s text:c="14"/></text:span><text:span text:style-name="T1">&lt;</text:span><text:span text:style-name="T2">meta:property tag=</text:span><text:span text:style-name="T4">"instance_type"</text:span><text:span text:style-name="T2"> value=</text:span><text:span text:style-name="T4">"uk.ac.ic.doc.neuralnets.graph.neural.Synapse"</text:span><text:span text:style-name="T2"> </text:span><text:span text:style-name="T1">/&gt;</text:span></text:p>
            <text:p text:style-name="P2"><text:span text:style-name="T2"><text:s text:c="12"/></text:span><text:span text:style-name="T1">&lt;/</text:span><text:span text:style-name="T2">meta:properties</text:span><text:span text:style-name="T1">&gt;</text:span></text:p>
            <text:p text:style-name="P2"><text:span text:style-name="T2"><text:s text:c="10"/></text:span><text:span text:style-name="T1">&lt;/</text:span><text:span text:style-name="T2">properties</text:span><text:span text:style-name="T1">&gt;</text:span></text:p>
            <text:p text:style-name="P2"><text:span text:style-name="T2"><text:s text:c="8"/></text:span><text:span text:style-name="T1">&lt;/</text:span><text:span text:style-name="T2">connection</text:span><text:span text:style-name="T1">&gt;</text:span></text:p>
            <text:p text:style-name="P2"><text:span text:style-name="T2"><text:s text:c="6"/></text:span><text:span text:style-name="T1">&lt;/</text:span><text:span text:style-name="T2">connections</text:span><text:span text:style-name="T1">&gt;</text:span></text:p>
            <text:p text:style-name="P2"><text:span text:style-name="T2"><text:s text:c="4"/></text:span><text:span text:style-name="T1">&lt;/</text:span><text:span text:style-name="T2">projection</text:span><text:span text:style-name="T1">&gt;</text:span></text:p>
            <text:p text:style-name="P2"><text:span text:style-name="T2"><text:s text:c="2"/></text:span><text:span text:style-name="T1">&lt;/</text:span><text:span text:style-name="T2">projections</text:span><text:span text:style-name="T1">&gt;</text:span></text:p>
            <text:p text:style-name="P2"><text:span text:style-name="T1">&lt;/</text:span><text:span text:style-name="T2">networkml</text:span><text:span text:style-name="T1">&gt;</text:span></text:p>
          </table:table-cell>
        </table:table-row>
      </table:table>
      <text:p text:style-name="P4">Code <text:sequence text:ref-name="refCode0" text:name="Code" text:formula="ooow:Code+1" style:num-format="1">1</text:sequence>: Example network in NeuroML (XML) format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&lt;?xml</text:span><text:span text:style-name="T2"> </text:span><text:span text:style-name="T3">version</text:span><text:span text:style-name="T2">=</text:span><text:span text:style-name="T4">"1.0"</text:span><text:span text:style-name="T2"> </text:span><text:span text:style-name="T3">encoding</text:span><text:span text:style-name="T2">=</text:span><text:span text:style-name="T4">"UTF-8"</text:span><text:span text:style-name="T2">?</text:span><text:span text:style-name="T1">&gt;</text:span></text:p>
            <text:p text:style-name="P2"><text:span text:style-name="T1">&lt;</text:span><text:span text:style-name="T2">X3D profile=</text:span><text:span text:style-name="T4">"Immersive.."</text:span><text:span text:style-name="T2"> </text:span><text:span text:style-name="T3">version</text:span><text:span text:style-name="T2">=</text:span><text:span text:style-name="T4">"2.0"</text:span><text:span text:style-name="T1">&gt;</text:span></text:p>
            <text:p text:style-name="P2"><text:span text:style-name="T2"><text:s text:c="2"/></text:span><text:span text:style-name="T1">&lt;</text:span><text:span text:style-name="T2">Scene</text:span><text:span text:style-name="T1">&gt;</text:span></text:p>
            <text:p text:style-name="P2"><text:span text:style-name="T2"><text:s text:c="4"/></text:span><text:span text:style-name="T1">&lt;</text:span><text:span text:style-name="T2">Background skyColor=</text:span><text:span text:style-name="T4">"0.6 0.7 0.9"</text:span><text:span text:style-name="T1">/&gt;</text:span></text:p>
            <text:p text:style-name="P2"><text:span text:style-name="T2"><text:s text:c="4"/></text:span><text:span text:style-name="T1">&lt;</text:span><text:span text:style-name="T2">Viewpoint description=</text:span><text:span text:style-name="T4">"Down z axis, 500 microns away"</text:span><text:span text:style-name="T2"> position=</text:span><text:span text:style-name="T4">"0 0 500"</text:span><text:span text:style-name="T1">/&gt;</text:span></text:p>
            <text:p text:style-name="P2"><text:span text:style-name="T2"><text:s text:c="4"/></text:span><text:span text:style-name="T1">&lt;</text:span><text:span text:style-name="T2">Viewpoint description=</text:span><text:span text:style-name="T4">"Down z axis, 200 microns away"</text:span><text:span text:style-name="T2"> position=</text:span><text:span text:style-name="T4">"0 0 200"</text:span><text:span text:style-name="T1">/&gt;</text:span></text:p>
            <text:p text:style-name="P2"><text:span text:style-name="T2"><text:s text:c="4"/></text:span><text:span text:style-name="T1">&lt;</text:span><text:span text:style-name="T2">Viewpoint description=</text:span><text:span text:style-name="T4">"Down z axis, 2mm away"</text:span><text:span text:style-name="T2"> position=</text:span><text:span text:style-name="T4">"0 0 2000"</text:span><text:span text:style-name="T1">/&gt;</text:span></text:p>
            <text:p text:style-name="P2"><text:span text:style-name="T2"><text:s text:c="4"/></text:span><text:span text:style-name="T1">&lt;</text:span><text:span text:style-name="T2">Transform rotation=</text:span><text:span text:style-name="T4">"0 0 1 -1.570795"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 diffuseColor=</text:span><text:span text:style-name="T4">"0 1 0"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Cylinder height=</text:span><text:span text:style-name="T4">"200"</text:span><text:span text:style-name="T2"> radius=</text:span><text:span text:style-name="T4">"0.5"</text:span><text:span text:style-name="T1">/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6"/></text:span><text:span text:style-name="T1">&lt;</text:span><text:span text:style-name="T2">Transform translation=</text:span><text:span text:style-name="T4">"0 105 0"</text:span><text:span text:style-name="T1">&gt;</text:span></text:p>
            <text:p text:style-name="P2"><text:span text:style-name="T2"><text:s text:c="8"/></text:span><text:span text:style-name="T1">&lt;</text:span><text:span text:style-name="T2">Shape</text:span><text:span text:style-name="T1">&gt;</text:span></text:p>
            <text:p text:style-name="P2"><text:span text:style-name="T2"><text:s text:c="10"/></text:span><text:span text:style-name="T1">&lt;</text:span><text:span text:style-name="T2">Appearance</text:span><text:span text:style-name="T1">&gt;</text:span></text:p>
            <text:p text:style-name="P2"><text:span text:style-name="T2"><text:s text:c="12"/></text:span><text:span text:style-name="T1">&lt;</text:span><text:span text:style-name="T2">Material diffuseColor=</text:span><text:span text:style-name="T4">"0 1 0"</text:span><text:span text:style-name="T1">/&gt;</text:span></text:p>
            <text:p text:style-name="P2"><text:span text:style-name="T2"><text:s text:c="10"/></text:span><text:span text:style-name="T1">&lt;/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Cone height=</text:span><text:span text:style-name="T4">"10"</text:span><text:span text:style-name="T2"> bottomRadius=</text:span><text:span text:style-name="T4">"1"</text:span><text:span text:style-name="T1">/&gt;</text:span><text:span text:style-name="T2"> <text:s text:c="3"/></text:span></text:p>
            <text:p text:style-name="P2"><text:span text:style-name="T2"><text:s text:c="8"/></text:span><text:span text:style-name="T1">&lt;/</text:span><text:span text:style-name="T2">Shape</text:span><text:span text:style-name="T1">&gt;</text:span></text:p>
            <text:p text:style-name="P2"><text:span text:style-name="T2"><text:s text:c="6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</text:span><text:span text:style-name="T2">Transform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 diffuseColor=</text:span><text:span text:style-name="T4">"1 1 0"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Cylinder height=</text:span><text:span text:style-name="T4">"200"</text:span><text:span text:style-name="T2"> radius=</text:span><text:span text:style-name="T4">"0.5"</text:span><text:span text:style-name="T1">/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6"/></text:span><text:span text:style-name="T1">&lt;</text:span><text:span text:style-name="T2">Transform translation=</text:span><text:span text:style-name="T4">"0 105 0"</text:span><text:span text:style-name="T1">&gt;</text:span></text:p>
            <text:p text:style-name="P2"><text:span text:style-name="T2"><text:s text:c="8"/></text:span><text:span text:style-name="T1">&lt;</text:span><text:span text:style-name="T2">Shape</text:span><text:span text:style-name="T1">&gt;</text:span></text:p>
            <text:p text:style-name="P2"><text:span text:style-name="T2"><text:s text:c="10"/></text:span><text:span text:style-name="T1">&lt;</text:span><text:span text:style-name="T2">Appearance</text:span><text:span text:style-name="T1">&gt;</text:span></text:p>
            <text:p text:style-name="P2"><text:span text:style-name="T2"><text:s text:c="12"/></text:span><text:span text:style-name="T1">&lt;</text:span><text:span text:style-name="T2">Material diffuseColor=</text:span><text:span text:style-name="T4">"1 1 0"</text:span><text:span text:style-name="T1">/&gt;</text:span></text:p>
            <text:p text:style-name="P2"><text:span text:style-name="T2"><text:s text:c="10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Cone height=</text:span><text:span text:style-name="T4">"10"</text:span><text:span text:style-name="T2"> bottomRadius=</text:span><text:span text:style-name="T4">"1"</text:span><text:span text:style-name="T1">/&gt;</text:span></text:p>
            <text:p text:style-name="P2"><text:span text:style-name="T2"><text:s text:c="8"/></text:span><text:span text:style-name="T1">&lt;/</text:span><text:span text:style-name="T2">Shape</text:span><text:span text:style-name="T1">&gt;</text:span></text:p>
            <text:p text:style-name="P2"><text:span text:style-name="T2"><text:s text:c="6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</text:span><text:span text:style-name="T2">Transform rotation=</text:span><text:span text:style-name="T4">"1 0 0 1.570795"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 diffuseColor=</text:span><text:span text:style-name="T4">"1 0 0"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Cylinder height=</text:span><text:span text:style-name="T4">"200"</text:span><text:span text:style-name="T2"> radius=</text:span><text:span text:style-name="T4">"0.5"</text:span><text:span text:style-name="T1">/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6"/></text:span><text:span text:style-name="T1">&lt;</text:span><text:span text:style-name="T2">Transform translation=</text:span><text:span text:style-name="T4">"0 105 0"</text:span><text:span text:style-name="T1">&gt;</text:span></text:p>
            <text:p text:style-name="P2"><text:span text:style-name="T2"><text:s text:c="8"/></text:span><text:span text:style-name="T1">&lt;</text:span><text:span text:style-name="T2">Shape</text:span><text:span text:style-name="T1">&gt;</text:span></text:p>
            <text:p text:style-name="P2"><text:span text:style-name="T2"><text:s text:c="10"/></text:span><text:span text:style-name="T1">&lt;</text:span><text:span text:style-name="T2">Appearance</text:span><text:span text:style-name="T1">&gt;</text:span></text:p>
            <text:p text:style-name="P2"><text:span text:style-name="T2"><text:s text:c="12"/></text:span><text:span text:style-name="T1">&lt;</text:span><text:span text:style-name="T2">Material diffuseColor=</text:span><text:span text:style-name="T4">"1 0 0"</text:span><text:span text:style-name="T1">/&gt;</text:span></text:p>
            <text:p text:style-name="P2"><text:span text:style-name="T2"><text:s text:c="10"/></text:span><text:span text:style-name="T1">&lt;/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Cone height=</text:span><text:span text:style-name="T4">"10"</text:span><text:span text:style-name="T2"> bottomRadius=</text:span><text:span text:style-name="T4">"1"</text:span><text:span text:style-name="T1">/&gt;</text:span></text:p>
            <text:p text:style-name="P2"><text:span text:style-name="T2"><text:s text:c="8"/></text:span><text:span text:style-name="T1">&lt;/</text:span><text:span text:style-name="T2">Shape</text:span><text:span text:style-name="T1">&gt;</text:span></text:p>
            <text:p text:style-name="P2"><text:span text:style-name="T2"><text:s text:c="6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</text:span><text:span text:style-name="T2">Transform translation=</text:span><text:span text:style-name="T4">"73 <text:s/>26 <text:s/>0"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 diffuseColor=</text:span><text:span text:style-name="T4">"0 1 0"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Sphere radius=</text:span><text:span text:style-name="T4">"5"</text:span><text:span text:style-name="T1">/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</text:span><text:span text:style-name="T2">Transform translation=</text:span><text:span text:style-name="T4">"456 <text:s/>292 <text:s/>0"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 diffuseColor=</text:span><text:span text:style-name="T4">"0 1 0"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Sphere radius=</text:span><text:span text:style-name="T4">"5"</text:span><text:span text:style-name="T1">/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5">&lt;!--Projection Network-Synapses between 14 and 14--&gt;</text:span></text:p>
            <text:p text:style-name="P2"><text:span text:style-name="T2"><text:s text:c="4"/></text:span><text:span text:style-name="T1">&lt;</text:span><text:span text:style-name="T2">Transform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LineSet vertexCount=</text:span><text:span text:style-name="T4">"2"</text:span><text:span text:style-name="T1">&gt;</text:span></text:p>
            <text:p text:style-name="P2"><text:span text:style-name="T2"><text:s text:c="10"/></text:span><text:span text:style-name="T1">&lt;</text:span><text:span text:style-name="T2">Coordinate point=</text:span><text:span text:style-name="T4">"73 <text:s/>26 <text:s/>0, 73 <text:s/>26 <text:s/>0"</text:span><text:span text:style-name="T1">/&gt;</text:span></text:p>
            <text:p text:style-name="P2"><text:span text:style-name="T2"><text:s text:c="10"/></text:span><text:span text:style-name="T1">&lt;</text:span><text:span text:style-name="T2">Color color=</text:span><text:span text:style-name="T4">"0 1 0, 1 0 0"</text:span><text:span text:style-name="T1">/&gt;</text:span></text:p>
            <text:p text:style-name="P2"><text:span text:style-name="T2"><text:s text:c="8"/></text:span><text:span text:style-name="T1">&lt;/</text:span><text:span text:style-name="T2">LineSet</text:span><text:span text:style-name="T1">&gt;</text:span><text:span text:style-name="T2"> <text:s/>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6"><text:span text:style-name="T2"><text:s text:c="4"/></text:span><text:span text:style-name="T1">&lt;/</text:span><text:span text:style-name="T2">Transform</text:span><text:span text:style-name="T1">&gt;</text:span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span text:style-name="T2"><text:s text:c="4"/></text:span><text:span text:style-name="T1">&lt;</text:span><text:span text:style-name="T2">Transform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LineSet vertexCount=</text:span><text:span text:style-name="T4">"2"</text:span><text:span text:style-name="T1">&gt;</text:span></text:p>
            <text:p text:style-name="P2"><text:span text:style-name="T2"><text:s text:c="10"/></text:span><text:span text:style-name="T1">&lt;</text:span><text:span text:style-name="T2">Coordinate point=</text:span><text:span text:style-name="T4">"456 <text:s/>292 <text:s/>0, 456 <text:s/>292 <text:s/>0"</text:span><text:span text:style-name="T1">/&gt;</text:span></text:p>
            <text:p text:style-name="P2"><text:span text:style-name="T2"><text:s text:c="10"/></text:span><text:span text:style-name="T1">&lt;</text:span><text:span text:style-name="T2">Color color=</text:span><text:span text:style-name="T4">"0 1 0, 1 0 0"</text:span><text:span text:style-name="T1">/&gt;</text:span></text:p>
            <text:p text:style-name="P2"><text:span text:style-name="T2"><text:s text:c="8"/></text:span><text:span text:style-name="T1">&lt;/</text:span><text:span text:style-name="T2">LineSet</text:span><text:span text:style-name="T1">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</text:span><text:span text:style-name="T2">Transform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LineSet vertexCount=</text:span><text:span text:style-name="T4">"2"</text:span><text:span text:style-name="T1">&gt;</text:span></text:p>
            <text:p text:style-name="P2"><text:span text:style-name="T2"><text:s text:c="10"/></text:span><text:span text:style-name="T1">&lt;</text:span><text:span text:style-name="T2">Coordinate point=</text:span><text:span text:style-name="T4">"73 <text:s/>26 <text:s/>0, 456 <text:s/>292 <text:s/>0"</text:span><text:span text:style-name="T1">/&gt;</text:span></text:p>
            <text:p text:style-name="P2"><text:span text:style-name="T2"><text:s text:c="10"/></text:span><text:span text:style-name="T1">&lt;</text:span><text:span text:style-name="T2">Color color=</text:span><text:span text:style-name="T4">"0 1 0, 1 0 0"</text:span><text:span text:style-name="T1">/&gt;</text:span></text:p>
            <text:p text:style-name="P2"><text:span text:style-name="T2"><text:s text:c="8"/></text:span><text:span text:style-name="T1">&lt;/</text:span><text:span text:style-name="T2">LineSet</text:span><text:span text:style-name="T1">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4"/></text:span><text:span text:style-name="T1">&lt;</text:span><text:span text:style-name="T2">Transform</text:span><text:span text:style-name="T1">&gt;</text:span></text:p>
            <text:p text:style-name="P2"><text:span text:style-name="T2"><text:s text:c="6"/></text:span><text:span text:style-name="T1">&lt;</text:span><text:span text:style-name="T2">Shape</text:span><text:span text:style-name="T1">&gt;</text:span></text:p>
            <text:p text:style-name="P2"><text:span text:style-name="T2"><text:s text:c="8"/></text:span><text:span text:style-name="T1">&lt;</text:span><text:span text:style-name="T2">Appearance</text:span><text:span text:style-name="T1">&gt;</text:span></text:p>
            <text:p text:style-name="P2"><text:span text:style-name="T2"><text:s text:c="10"/></text:span><text:span text:style-name="T1">&lt;</text:span><text:span text:style-name="T2">Material</text:span><text:span text:style-name="T1">/&gt;</text:span></text:p>
            <text:p text:style-name="P2"><text:span text:style-name="T2"><text:s text:c="8"/></text:span><text:span text:style-name="T1">&lt;/</text:span><text:span text:style-name="T2">Appearance</text:span><text:span text:style-name="T1">&gt;</text:span></text:p>
            <text:p text:style-name="P2"><text:span text:style-name="T2"><text:s text:c="8"/></text:span><text:span text:style-name="T1">&lt;</text:span><text:span text:style-name="T2">LineSet vertexCount=</text:span><text:span text:style-name="T4">"2"</text:span><text:span text:style-name="T1">&gt;</text:span></text:p>
            <text:p text:style-name="P2"><text:span text:style-name="T2"><text:s text:c="10"/></text:span><text:span text:style-name="T1">&lt;</text:span><text:span text:style-name="T2">Coordinate point=</text:span><text:span text:style-name="T4">"456 <text:s/>292 <text:s/>0, 73 <text:s/>26 <text:s/>0"</text:span><text:span text:style-name="T1">/&gt;</text:span></text:p>
            <text:p text:style-name="P2"><text:span text:style-name="T2"><text:s text:c="10"/></text:span><text:span text:style-name="T1">&lt;</text:span><text:span text:style-name="T2">Color color=</text:span><text:span text:style-name="T4">"0 1 0, 1 0 0"</text:span><text:span text:style-name="T1">/&gt;</text:span></text:p>
            <text:p text:style-name="P2"><text:span text:style-name="T2"><text:s text:c="8"/></text:span><text:span text:style-name="T1">&lt;/</text:span><text:span text:style-name="T2">LineSet</text:span><text:span text:style-name="T1">&gt;</text:span></text:p>
            <text:p text:style-name="P2"><text:span text:style-name="T2"><text:s text:c="6"/></text:span><text:span text:style-name="T1">&lt;/</text:span><text:span text:style-name="T2">Shape</text:span><text:span text:style-name="T1">&gt;</text:span></text:p>
            <text:p text:style-name="P2"><text:span text:style-name="T2"><text:s text:c="4"/></text:span><text:span text:style-name="T1">&lt;/</text:span><text:span text:style-name="T2">Transform</text:span><text:span text:style-name="T1">&gt;</text:span></text:p>
            <text:p text:style-name="P2"><text:span text:style-name="T2"><text:s text:c="2"/></text:span><text:span text:style-name="T1">&lt;/</text:span><text:span text:style-name="T2">Scene</text:span><text:span text:style-name="T1">&gt;</text:span></text:p>
            <text:p text:style-name="P2"><text:span text:style-name="T1">&lt;/</text:span><text:span text:style-name="T2">X3D</text:span><text:span text:style-name="T1">&gt;</text:span></text:p>
          </table:table-cell>
        </table:table-row>
      </table:table>
      <text:p text:style-name="P4">Code <text:sequence text:ref-name="refCode1" text:name="Code" text:formula="ooow:Code+1" style:num-format="1">2</text:sequence>: Example network in X3D (XML) format.</text:p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8">0,uk.ac.ic.doc.neuralnets.graph.neural.NeuralNetwork,@@,</text:p>
            <text:p text:style-name="P8">1,uk.ac.ic.doc.neuralnets.graph.neural.NeuralNetwork,@@,0</text:p>
            <text:p text:style-name="P8">3,uk.ac.ic.doc.neuralnets.graph.neural.SpikingNeurone,@@postSpikeReset=-64.81116438247822@@z=0@@x=73@@recoverySensitivity=0.2@@recoveryScale=0.02@@trigger=30.0@@charge=-65.0@@pSRRecovery=7.850554546968316@@y=26@@,1</text:p>
            <text:p text:style-name="P8">2,uk.ac.ic.doc.neuralnets.graph.neural.SpikingNeurone,@@postSpikeReset=-58.609280417269574@@z=0@@x=456@@recoverySensitivity=0.2@@recoveryScale=0.02@@trigger=30.0@@charge=-65.0@@pSRRecovery=5.045980335180888@@y=292@@,1</text:p>
            <text:p text:style-name="P8">4,uk.ac.ic.doc.neuralnets.graph.neural.Synapse,@@,1</text:p>
            <text:p text:style-name="P8">4,uk.ac.ic.doc.neuralnets.graph.neural.Synapse,@@,3:3:-1</text:p>
            <text:p text:style-name="P8">6,uk.ac.ic.doc.neuralnets.graph.neural.Synapse,@@,1</text:p>
            <text:p text:style-name="P8">6,uk.ac.ic.doc.neuralnets.graph.neural.Synapse,@@,2:3:-1</text:p>
            <text:p text:style-name="P8">7,uk.ac.ic.doc.neuralnets.graph.neural.Synapse,@@,1</text:p>
            <text:p text:style-name="P8">7,uk.ac.ic.doc.neuralnets.graph.neural.Synapse,@@,2:2:-1</text:p>
            <text:p text:style-name="P8">5,uk.ac.ic.doc.neuralnets.graph.neural.Synapse,@@,1</text:p>
            <text:p text:style-name="P8">5,uk.ac.ic.doc.neuralnets.graph.neural.Synapse,@@,3:2:-1</text:p>
          </table:table-cell>
        </table:table-row>
      </table:table>
      <text:p text:style-name="P5">Code <text:sequence text:ref-name="refCode2" text:name="Code" text:formula="ooow:Code+1" style:num-format="1">3</text:sequence>: Example network in Text Network Serializer form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de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II</text:page-number></text:p>
      </style:footer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en Wray</meta:initial-creator>
    <meta:creation-date>2009-01-09T12:25:22</meta:creation-date>
    <dc:date>2009-01-14T10:18:42</dc:date>
    <dc:creator>Stephen Wray</dc:creator>
    <meta:editing-duration>PT32H56M31S</meta:editing-duration>
    <meta:editing-cycles>48</meta:editing-cycles>
    <meta:generator>OpenOffice.org/3.0$Unix OpenOffice.org_project/300m9$Build-9358</meta:generator>
    <meta:document-statistic meta:table-count="4" meta:image-count="0" meta:object-count="0" meta:page-count="3" meta:paragraph-count="214" meta:word-count="510" meta:character-count="7973"/>
    <meta:user-defined meta:name="Info 1"/>
    <meta:user-defined meta:name="Info 2"/>
    <meta:user-defined meta:name="Info 3"/>
    <meta:user-defined meta:name="Info 4"/>
  </office:meta>
</office:document-meta>
</file>